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ndaleMono" svg:font-family="AndaleMono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213cm"/>
    </style:style>
    <style:style style:name="co2" style:family="table-column">
      <style:table-column-properties fo:break-before="auto" style:column-width="4.28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9.148cm"/>
    </style:style>
    <style:style style:name="co5" style:family="table-column">
      <style:table-column-properties fo:break-before="auto" style:column-width="17.852cm"/>
    </style:style>
    <style:style style:name="co6" style:family="table-column">
      <style:table-column-properties fo:break-before="auto" style:column-width="4.12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7cm" fo:break-before="auto" style:use-optimal-row-height="false"/>
    </style:style>
    <style:style style:name="ro3" style:family="table-row">
      <style:table-row-properties style:row-height="0.552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0.45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6" style:family="table-cell" style:parent-style-name="Default">
      <style:table-cell-properties fo:wrap-option="wrap"/>
    </style:style>
    <style:style style:name="ce3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>
      <style:table-cell-properties fo:wrap-option="wrap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fo:color="#2fff12" style:font-name="AndaleMono" fo:font-size="12pt" fo:language="none" fo:country="none" style:font-name-asian="AndaleMono" style:font-size-asian="12pt" style:language-asian="none" style:country-asian="none" style:font-name-complex="AndaleMono" style:font-size-complex="12pt" style:language-complex="none" style:country-complex="none"/>
    </style:style>
    <style:style style:name="T1" style:family="text">
      <style:text-properties style:font-name-asian="AndaleMono" style:font-name-complex="AndaleMono" style:font-size-asian="12pt" style:font-size-complex="12pt"/>
    </style:style>
    <style:style style:name="T2" style:family="text">
      <style:text-properties fo:color="#2fff12" style:font-name="AndaleMono" fo:font-size="12pt" style:font-name-asian="AndaleMono" style:font-name-complex="AndaleMono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Library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Books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Title</text:p>
          </table:table-cell>
          <table:table-cell table:style-name="ce3" office:value-type="string" calcext:value-type="string">
            <text:p>Authors</text:p>
          </table:table-cell>
          <table:table-cell table:style-name="ce3" office:value-type="string" calcext:value-type="string">
            <text:p>ISBN</text:p>
          </table:table-cell>
          <table:table-cell table:style-name="ce3" office:value-type="string" calcext:value-type="string">
            <text:p>Status</text:p>
          </table:table-cell>
          <table:table-cell table:style-name="ce3" office:value-type="string" calcext:value-type="string">
            <text:p>Read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Urban Dynamics and Simulation Models</text:p>
          </table:table-cell>
          <table:table-cell office:value-type="string" calcext:value-type="string">
            <text:p>Pumain, Reuillo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Scale</text:p>
          </table:table-cell>
          <table:table-cell office:value-type="string" calcext:value-type="string">
            <text:p>G. West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Signals and Boundaries</text:p>
          </table:table-cell>
          <table:table-cell office:value-type="string" calcext:value-type="string">
            <text:p>Holland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eories et modeles en sciences humaines</text:p>
          </table:table-cell>
          <table:table-cell office:value-type="string" calcext:value-type="string">
            <text:p>F. Varenne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structure and dynamics of cities</text:p>
          </table:table-cell>
          <table:table-cell office:value-type="string" calcext:value-type="string">
            <text:p>M. Barthelemy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Scientific Perspectivism</text:p>
          </table:table-cell>
          <table:table-cell office:value-type="string" calcext:value-type="string">
            <text:p>R. Giere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xplaining Science</text:p>
          </table:table-cell>
          <table:table-cell office:value-type="string" calcext:value-type="string">
            <text:p>R. Giere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social construction of what ?</text:p>
          </table:table-cell>
          <table:table-cell office:value-type="string" calcext:value-type="string">
            <text:p>I. Hacking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daptation in natural and artificial systems</text:p>
          </table:table-cell>
          <table:table-cell office:value-type="string" calcext:value-type="string">
            <text:p>Holland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Tree of Knowledge</text:p>
          </table:table-cell>
          <table:table-cell office:value-type="string" calcext:value-type="string">
            <text:p>Maturana, Varela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Embodied mind</text:p>
          </table:table-cell>
          <table:table-cell office:value-type="string" calcext:value-type="string">
            <text:p>F. Varela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Urban Transformation</text:p>
          </table:table-cell>
          <table:table-cell office:value-type="string" calcext:value-type="string">
            <text:p>Bosselma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yapounov Exponents</text:p>
          </table:table-cell>
          <table:table-cell office:value-type="string" calcext:value-type="string">
            <text:p>Pikovsky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Synchronization</text:p>
          </table:table-cell>
          <table:table-cell office:value-type="string" calcext:value-type="string">
            <text:p>Bocalleti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An introduction to Econophysics</text:p>
          </table:table-cell>
          <table:table-cell office:value-type="string" calcext:value-type="string">
            <text:p>Mantegna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How Nature Works</text:p>
          </table:table-cell>
          <table:table-cell office:value-type="string" calcext:value-type="string">
            <text:p>P. Bak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Paris Metropole</text:p>
          </table:table-cell>
          <table:table-cell office:value-type="string" calcext:value-type="string">
            <text:p>P. Panerai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Quarck and the Jaguar</text:p>
          </table:table-cell>
          <table:table-cell office:value-type="string" calcext:value-type="string">
            <text:p>M. Gell-Mann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dire n’est pas expliquer</text:p>
          </table:table-cell>
          <table:table-cell office:value-type="string" calcext:value-type="string">
            <text:p>R. Thom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 Hasard et la Necessite</text:p>
          </table:table-cell>
          <table:table-cell office:value-type="string" calcext:value-type="string">
            <text:p>J. Monod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upler la Terre</text:p>
          </table:table-cell>
          <table:table-cell office:value-type="string" calcext:value-type="string">
            <text:p>L. Sander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Villes, Reseaux et Transports</text:p>
          </table:table-cell>
          <table:table-cell office:value-type="string" calcext:value-type="string">
            <text:p>G. Dupuy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2">
          <table:table-cell table:style-name="ce5" office:value-type="string" calcext:value-type="string">
            <text:p>Pourquoi la societe ne se laisse pas mettre en equations</text:p>
          </table:table-cell>
          <table:table-cell office:value-type="string" calcext:value-type="string">
            <text:p>P. Jense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Beyond Bibliometrics</text:p>
          </table:table-cell>
          <table:table-cell office:value-type="string" calcext:value-type="string">
            <text:p>Cronin, Sugimoto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Grand Paris</text:p>
          </table:table-cell>
          <table:table-cell office:value-type="string" calcext:value-type="string">
            <text:p>Orfeuil, Weil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Nature of Computation</text:p>
          </table:table-cell>
          <table:table-cell office:value-type="string" calcext:value-type="string">
            <text:p>Moore, Merten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New Science of Cities</text:p>
          </table:table-cell>
          <table:table-cell office:value-type="string" calcext:value-type="string">
            <text:p>M. Batty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 Bel Avenir de la Croissance</text:p>
          </table:table-cell>
          <table:table-cell office:value-type="string" calcext:value-type="string">
            <text:p>Bergeaud, Cette, Lecat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venting Future Cities</text:p>
          </table:table-cell>
          <table:table-cell office:value-type="string" calcext:value-type="string">
            <text:p>M. Batty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SDM 2017</text:p>
          </table:table-cell>
          <table:table-cell office:value-type="string" calcext:value-type="string">
            <text:p>Chapoutot, Krob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SDM 2016</text:p>
          </table:table-cell>
          <table:table-cell office:value-type="string" calcext:value-type="string">
            <text:p>Fanmuy, Goubault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Geographie des Transports</text:p>
          </table:table-cell>
          <table:table-cell office:value-type="string" calcext:value-type="string">
            <text:p>Bavoux, Zembri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End of Certainty</text:p>
          </table:table-cell>
          <table:table-cell office:value-type="string" calcext:value-type="string">
            <text:p>I. Prigogine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nquete sur le Concept de Modele</text:p>
          </table:table-cell>
          <table:table-cell office:value-type="string" calcext:value-type="string">
            <text:p>P. Nouvel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 : Complex Systems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X : Fondements de l’informatique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X : Systemes dynamiques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X : Appprentissage statistique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X : Times Series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X : Statistiques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Paris-Babel</text:p>
          </table:table-cell>
          <table:table-cell office:value-type="string" calcext:value-type="string">
            <text:p>D. Mangi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Pour une ethique de la connaissance</text:p>
          </table:table-cell>
          <table:table-cell office:value-type="string" calcext:value-type="string">
            <text:p>J. Monod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Self-Organizing Economy</text:p>
          </table:table-cell>
          <table:table-cell office:value-type="string" calcext:value-type="string">
            <text:p>Krugma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omplexity A very short introduction</text:p>
          </table:table-cell>
          <table:table-cell office:value-type="string" calcext:value-type="string">
            <text:p>Holland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a poetique de l’espace</text:p>
          </table:table-cell>
          <table:table-cell office:value-type="string" calcext:value-type="string">
            <text:p>Bachelard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ities and Complexity</text:p>
          </table:table-cell>
          <table:table-cell office:value-type="string" calcext:value-type="string">
            <text:p>Batty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Death of Life of Great American Cities</text:p>
          </table:table-cell>
          <table:table-cell office:value-type="string" calcext:value-type="string">
            <text:p>J. Jacob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A different Universe</text:p>
          </table:table-cell>
          <table:table-cell office:value-type="string" calcext:value-type="string">
            <text:p>R. Laughli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Habiter le Grand Paris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reemergence of emergence</text:p>
          </table:table-cell>
          <table:table-cell office:value-type="string" calcext:value-type="string">
            <text:p>Clayton and Davie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ransport et urbanisme en ile-de-france</text:p>
          </table:table-cell>
          <table:table-cell office:value-type="string" calcext:value-type="string">
            <text:p>Merli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Qu’appelle ton aujourdhui les sci de la compl.</text:p>
          </table:table-cell>
          <table:table-cell office:value-type="string" calcext:value-type="string">
            <text:p>Weisbuch and Zwir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SDM 2015</text:p>
          </table:table-cell>
          <table:table-cell office:value-type="string" calcext:value-type="string">
            <text:p>Boulanger Krob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a production de l’espace</text:p>
          </table:table-cell>
          <table:table-cell office:value-type="string" calcext:value-type="string">
            <text:p>H. Lefebvre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Paris metropole hors les murs</text:p>
          </table:table-cell>
          <table:table-cell office:value-type="string" calcext:value-type="string">
            <text:p>Gilli, Offn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Social Physics</text:p>
          </table:table-cell>
          <table:table-cell office:value-type="string" calcext:value-type="string">
            <text:p>Pentland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Grand Paris</text:p>
          </table:table-cell>
          <table:table-cell office:value-type="string" calcext:value-type="string">
            <text:p>Gilli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Image of the City</text:p>
          </table:table-cell>
          <table:table-cell office:value-type="string" calcext:value-type="string">
            <text:p>Lynch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Of Ants and Men</text:p>
          </table:table-cell>
          <table:table-cell office:value-type="string" calcext:value-type="string">
            <text:p>Gree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Society of Mind</text:p>
          </table:table-cell>
          <table:table-cell office:value-type="string" calcext:value-type="string">
            <text:p>Minski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architecture of emergence</text:p>
          </table:table-cell>
          <table:table-cell office:value-type="string" calcext:value-type="string">
            <text:p>Weinstock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oretical aspects of evolutionary computing</text:p>
          </table:table-cell>
          <table:table-cell office:value-type="string" calcext:value-type="string">
            <text:p>Kallel, Naudts, Rog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Functional programming in scala</text:p>
          </table:table-cell>
          <table:table-cell office:value-type="string" calcext:value-type="string">
            <text:p>Chiusano, Runa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e droit a la ville</text:p>
          </table:table-cell>
          <table:table-cell office:value-type="string" calcext:value-type="string">
            <text:p>Lefebvre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Analyse urbaine</text:p>
          </table:table-cell>
          <table:table-cell office:value-type="string" calcext:value-type="string">
            <text:p>Paneri, Depaule, Demorgo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Modeliser c’est apprendre</text:p>
          </table:table-cell>
          <table:table-cell office:value-type="string" calcext:value-type="string">
            <text:p>A. Bano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Projet Urbain</text:p>
          </table:table-cell>
          <table:table-cell office:value-type="string" calcext:value-type="string">
            <text:p>Mangin, Panerai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Formes Urbaines</text:p>
          </table:table-cell>
          <table:table-cell office:value-type="string" calcext:value-type="string">
            <text:p>Panerai, Castex, Depaule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Faire la ville</text:p>
          </table:table-cell>
          <table:table-cell office:value-type="string" calcext:value-type="string">
            <text:p>V. Claude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Evolutionary theory of economic change</text:p>
          </table:table-cell>
          <table:table-cell office:value-type="string" calcext:value-type="string">
            <text:p>Nelson and Wint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Paris capital of modernity</text:p>
          </table:table-cell>
          <table:table-cell office:value-type="string" calcext:value-type="string">
            <text:p>Harvey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e vote et la regle majoritaire</text:p>
          </table:table-cell>
          <table:table-cell office:value-type="string" calcext:value-type="string">
            <text:p>Lasli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Against Method</text:p>
          </table:table-cell>
          <table:table-cell office:value-type="string" calcext:value-type="string">
            <text:p>Feyerabend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Object-oriented Simulation with hierarchical modular models</text:p>
          </table:table-cell>
          <table:table-cell office:value-type="string" calcext:value-type="string">
            <text:p>Ziegl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atastrophe theory and its applications</text:p>
          </table:table-cell>
          <table:table-cell office:value-type="string" calcext:value-type="string">
            <text:p>Poston and Stewart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Mathematics of Urban Morphology</text:p>
          </table:table-cell>
          <table:table-cell office:value-type="string" calcext:value-type="string">
            <text:p>D’Acci L.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’art decoratif aujourdhui</text:p>
          </table:table-cell>
          <table:table-cell office:value-type="string" calcext:value-type="string">
            <text:p>Le Corbusi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Vers une architecture</text:p>
          </table:table-cell>
          <table:table-cell office:value-type="string" calcext:value-type="string">
            <text:p>Le Corbusi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a charte d’athenes</text:p>
          </table:table-cell>
          <table:table-cell office:value-type="string" calcext:value-type="string">
            <text:p>Le Corbusi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Urbanisme</text:p>
          </table:table-cell>
          <table:table-cell office:value-type="string" calcext:value-type="string">
            <text:p>Le Corbusi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Sous la ville durable le genie urbain</text:p>
          </table:table-cell>
          <table:table-cell office:value-type="string" calcext:value-type="string">
            <text:p>S. Allemand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ommenter la carte topographique</text:p>
          </table:table-cell>
          <table:table-cell office:value-type="string" calcext:value-type="string">
            <text:p>J Tiffou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Projets et strategies urbaines</text:p>
          </table:table-cell>
          <table:table-cell office:value-type="string" calcext:value-type="string">
            <text:p>Bourdin et Prost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ahiers pour l’analyse – la formalisation</text:p>
          </table:table-cell>
          <table:table-cell office:value-type="string" calcext:value-type="string">
            <text:p>Epistemo EN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Manuel de geographie urbaine</text:p>
          </table:table-cell>
          <table:table-cell office:value-type="string" calcext:value-type="string">
            <text:p>JP Paulet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X : Distributions, EDP</text:p>
          </table:table-cell>
          <table:table-cell office:value-type="string" calcext:value-type="string">
            <text:p>F. Golse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X : Architecture a la ville</text:p>
          </table:table-cell>
          <table:table-cell office:value-type="string" calcext:value-type="string">
            <text:p>K. Basbou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se Florent</text:p>
          </table:table-cell>
          <table:table-cell office:value-type="string" calcext:value-type="string">
            <text:p>Le Nechet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se Moreno</text:p>
          </table:table-cell>
          <table:table-cell office:value-type="string" calcext:value-type="string">
            <text:p>Moreno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In praise of science</text:p>
          </table:table-cell>
          <table:table-cell office:value-type="string" calcext:value-type="string">
            <text:p>S. Biai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omposing Differences</text:p>
          </table:table-cell>
          <table:table-cell office:value-type="string" calcext:value-type="string">
            <text:p>V. Bobi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A quoi sert la renovation urbaine</text:p>
          </table:table-cell>
          <table:table-cell office:value-type="string" calcext:value-type="string">
            <text:p>J Donzelot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Form+Code</text:p>
          </table:table-cell>
          <table:table-cell office:value-type="string" calcext:value-type="string">
            <text:p>Reas, McWilliam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Sciences et societe</text:p>
          </table:table-cell>
          <table:table-cell office:value-type="string" calcext:value-type="string">
            <text:p>Chevallier et al.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Explanation in geography</text:p>
          </table:table-cell>
          <table:table-cell office:value-type="string" calcext:value-type="string">
            <text:p>Harvey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Introduction probabilites</text:p>
          </table:table-cell>
          <table:table-cell office:value-type="string" calcext:value-type="string">
            <text:p>S. Meleard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se deplacements quotidiens</text:p>
          </table:table-cell>
          <table:table-cell office:value-type="string" calcext:value-type="string">
            <text:p>O. Klei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se mobilite quotidienne</text:p>
          </table:table-cell>
          <table:table-cell office:value-type="string" calcext:value-type="string">
            <text:p>Boulahbal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RTS Transports Communication</text:p>
          </table:table-cell>
          <table:table-cell office:value-type="string" calcext:value-type="string">
            <text:p>(volume)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Worlds hidden in plain sight</text:p>
          </table:table-cell>
          <table:table-cell office:value-type="string" calcext:value-type="string">
            <text:p>D. Krakau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ities The first 6000 years</text:p>
          </table:table-cell>
          <table:table-cell office:value-type="string" calcext:value-type="string">
            <text:p>M. Simth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ategory Theory</text:p>
          </table:table-cell>
          <table:table-cell office:value-type="string" calcext:value-type="string">
            <text:p>S. Awodey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a Ville Franchisee</text:p>
          </table:table-cell>
          <table:table-cell office:value-type="string" calcext:value-type="string">
            <text:p>D. Mangi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Accessibility Indicators</text:p>
          </table:table-cell>
          <table:table-cell office:value-type="string" calcext:value-type="string">
            <text:p>Wegen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Morphodynamique des reseaux viaires</text:p>
          </table:table-cell>
          <table:table-cell office:value-type="string" calcext:value-type="string">
            <text:p>M. Nabaa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Flux 101-102</text:p>
          </table:table-cell>
          <table:table-cell office:value-type="string" calcext:value-type="string">
            <text:p>(volume)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Modele Inrets de simulation</text:p>
          </table:table-cell>
          <table:table-cell office:value-type="string" calcext:value-type="string">
            <text:p>Inret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Prosperity without growth</text:p>
          </table:table-cell>
          <table:table-cell office:value-type="string" calcext:value-type="string">
            <text:p>Jackson</text:p>
          </table:table-cell>
          <table:table-cell/>
          <table:table-cell office:value-type="string" calcext:value-type="string">
            <text:p>Romain</text:p>
          </table:table-cell>
          <table:table-cell/>
        </table:table-row>
        <table:table-row table:style-name="ro1">
          <table:table-cell office:value-type="string" calcext:value-type="string">
            <text:p>Francinou Algebre 1</text:p>
          </table:table-cell>
          <table:table-cell office:value-type="string" calcext:value-type="string">
            <text:p>Francinou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Francinou Algebre 3</text:p>
          </table:table-cell>
          <table:table-cell office:value-type="string" calcext:value-type="string">
            <text:p>Francinou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Francinou Analyse 1</text:p>
          </table:table-cell>
          <table:table-cell office:value-type="string" calcext:value-type="string">
            <text:p>Francinou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Francinou Analyse 2</text:p>
          </table:table-cell>
          <table:table-cell office:value-type="string" calcext:value-type="string">
            <text:p>Francinou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Inrets choix model</text:p>
          </table:table-cell>
          <table:table-cell office:value-type="string" calcext:value-type="string">
            <text:p>Inret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Inrets modele matisse</text:p>
          </table:table-cell>
          <table:table-cell office:value-type="string" calcext:value-type="string">
            <text:p>Inret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Politiques de deplacement urbain</text:p>
          </table:table-cell>
          <table:table-cell office:value-type="string" calcext:value-type="string">
            <text:p>CPV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Inrets Simaut, Meta</text:p>
          </table:table-cell>
          <table:table-cell office:value-type="string" calcext:value-type="string">
            <text:p>Inret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Urbanisme utopies et realites</text:p>
          </table:table-cell>
          <table:table-cell office:value-type="string" calcext:value-type="string">
            <text:p>Choay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econs de mathematiques d’aujourdhui (1)</text:p>
          </table:table-cell>
          <table:table-cell office:value-type="string" calcext:value-type="string">
            <text:p>(volume)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econs de mathematiques d’aujourdhui (2)</text:p>
          </table:table-cell>
          <table:table-cell office:value-type="string" calcext:value-type="string">
            <text:p>(volume)</text:p>
          </table:table-cell>
          <table:table-cell/>
          <table:table-cell office:value-type="string" calcext:value-type="string">
            <text:p>@ISC </text:p>
          </table:table-cell>
          <table:table-cell/>
        </table:table-row>
        <table:table-row table:style-name="ro1">
          <table:table-cell office:value-type="string" calcext:value-type="string">
            <text:p>Godel Escher Bach</text:p>
          </table:table-cell>
          <table:table-cell office:value-type="string" calcext:value-type="string">
            <text:p>Hofstadt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inking ahead</text:p>
          </table:table-cell>
          <table:table-cell office:value-type="string" calcext:value-type="string">
            <text:p>Helbing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inked</text:p>
          </table:table-cell>
          <table:table-cell office:value-type="string" calcext:value-type="string">
            <text:p>Barabasi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Dico passionnel modelisation urbaine</text:p>
          </table:table-cell>
          <table:table-cell office:value-type="string" calcext:value-type="string">
            <text:p>(volume)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Do dice play god</text:p>
          </table:table-cell>
          <table:table-cell office:value-type="string" calcext:value-type="string">
            <text:p>Stewart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Intro Geo Eco</text:p>
          </table:table-cell>
          <table:table-cell office:value-type="string" calcext:value-type="string">
            <text:p>Boulay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onscience</text:p>
          </table:table-cell>
          <table:table-cell office:value-type="string" calcext:value-type="string">
            <text:p>Churchland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institutionalisation of european spatial planning</text:p>
          </table:table-cell>
          <table:table-cell office:value-type="string" calcext:value-type="string">
            <text:p>Bas waterhout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ODO new books (Saltelli, geo modeling, geodivercity, transmondyn, dynamique des villes, ?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DO 2021/06/07: update list (borrowed microsim, matsim; opengl, etc.)</text:p>
          </table:table-cell>
          <table:table-cell table:number-columns-repeated="4"/>
        </table:table-row>
      </table:table>
      <table:table table:name="Borrowed" table:style-name="ta1">
        <table:table-column table:style-name="co4" table:default-cell-style-name="Default"/>
        <table:table-column table:style-name="co3" table:number-columns-repeated="2" table:default-cell-style-name="Default"/>
        <table:table-row table:style-name="ro1" table:number-rows-repeated="2">
          <table:table-cell table:number-columns-repeated="3"/>
        </table:table-row>
        <table:table-row table:style-name="ro1">
          <table:table-cell table:style-name="ce3" office:value-type="string" calcext:value-type="string">
            <text:p>Book</text:p>
          </table:table-cell>
          <table:table-cell table:style-name="ce3" office:value-type="string" calcext:value-type="string">
            <text:p>From</text:p>
          </table:table-cell>
          <table:table-cell table:style-name="ce3" office:value-type="string" calcext:value-type="string">
            <text:p>Status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ir Peter Hall, Pioneer in Regional Planning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@ISC</text:p>
          </table:table-cell>
        </table:table-row>
        <table:table-row table:style-name="ro1">
          <table:table-cell office:value-type="string" calcext:value-type="string">
            <text:p>Croissance urbaine, modes de transport et intermodalite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@ISC</text:p>
          </table:table-cell>
        </table:table-row>
        <table:table-row table:style-name="ro1">
          <table:table-cell office:value-type="string" calcext:value-type="string">
            <text:p>Montreal at the crossroads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@ISC</text:p>
          </table:table-cell>
        </table:table-row>
        <table:table-row table:style-name="ro1">
          <table:table-cell office:value-type="string" calcext:value-type="string">
            <text:p>Modeles en analyse spatiale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@ISC</text:p>
          </table:table-cell>
        </table:table-row>
        <table:table-row table:style-name="ro1">
          <table:table-cell office:value-type="string" calcext:value-type="string">
            <text:p>Villes et mondialisation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@ISC</text:p>
          </table:table-cell>
        </table:table-row>
        <table:table-row table:style-name="ro1">
          <table:table-cell office:value-type="string" calcext:value-type="string">
            <text:p>Self-organization and the city</text:p>
          </table:table-cell>
          <table:table-cell office:value-type="string" calcext:value-type="string">
            <text:p>Arnaud</text:p>
          </table:table-cell>
          <table:table-cell office:value-type="string" calcext:value-type="string">
            <text:p>@ISC</text:p>
          </table:table-cell>
        </table:table-row>
        <table:table-row table:style-name="ro1">
          <table:table-cell office:value-type="string" calcext:value-type="string">
            <text:p>Transports et territoires enjeux et debats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@ISC</text:p>
          </table:table-cell>
        </table:table-row>
        <table:table-row table:style-name="ro1">
          <table:table-cell office:value-type="string" calcext:value-type="string">
            <text:p>Donnees Urbaines 4</text:p>
          </table:table-cell>
          <table:table-cell office:value-type="string" calcext:value-type="string">
            <text:p>Denise</text:p>
          </table:table-cell>
          <table:table-cell office:value-type="string" calcext:value-type="string">
            <text:p>@ISC</text:p>
          </table:table-cell>
        </table:table-row>
        <table:table-row table:style-name="ro1">
          <table:table-cell office:value-type="string" calcext:value-type="string">
            <text:p>Great Planning Disasters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@ISC</text:p>
          </table:table-cell>
        </table:table-row>
        <table:table-row table:style-name="ro1">
          <table:table-cell office:value-type="string" calcext:value-type="string">
            <text:p>Triumph of the city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@ISC</text:p>
          </table:table-cell>
        </table:table-row>
        <table:table-row table:style-name="ro1">
          <table:table-cell office:value-type="string" calcext:value-type="string">
            <text:p>Contribution infrastructures dvlpmt regions francaise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@ISC</text:p>
          </table:table-cell>
        </table:table-row>
      </table:table>
      <table:table table:name="ReadingRecords" table:style-name="ta1">
        <table:table-column table:style-name="co3" table:default-cell-style-name="Default"/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TODO</text:p>
          </table:table-cell>
        </table:table-row>
        <table:table-row table:style-name="ro1">
          <table:table-cell office:value-type="string" calcext:value-type="string">
            <text:p>Nature of Computation</text:p>
          </table:table-cell>
        </table:table-row>
      </table:table>
      <table:table table:name="ToSort" table:style-name="ta1">
        <table:table-column table:style-name="co5" table:default-cell-style-name="Default"/>
        <table:table-column table:style-name="co6" table:default-cell-style-name="Default"/>
        <table:table-column table:style-name="co3" table:number-columns-repeated="2" table:default-cell-style-name="Default"/>
        <table:table-row table:style-name="ro1">
          <table:table-cell table:number-columns-repeated="4"/>
        </table:table-row>
        <table:table-row table:style-name="ro1">
          <table:table-cell table:style-name="ce7" office:value-type="string" calcext:value-type="string">
            <text:p><text:a xlink:href="https://www.amazon.com/gp/product/1492031089" xlink:type="simple">https://www.amazon.com/gp/product/1492031089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7" office:value-type="string" calcext:value-type="string">
            <text:p><text:a xlink:href="https://books.google.fr/books?id=6JZP7Uy4fD4C&amp;pg=PA235&amp;lpg=PA235&amp;dq=vincent+ginot+robert&amp;source=bl&amp;ots=0lHZz0y7hR&amp;sig=vZzxVQh6jDO0JStmEuUDWAxxurc&amp;hl=fr&amp;sa=X&amp;ved=0ahUKEwjlg-mL_b3MAhWFrxoKHf5nCKQQ6AEIITAB#v=onepage&amp;q=vincent%20ginot%20robert&amp;f=false" xlink:type="simple">https://books.google.fr/books?id=6JZP7Uy4fD4C&amp;pg=PA235&amp;lpg=PA235&amp;dq=vincent+ginot+robert&amp;source=bl&amp;ots=0lHZz0y7hR&amp;sig=vZzxVQh6jDO0JStmEuUDWAxxurc&amp;hl=fr&amp;sa=X&amp;ved=0ahUKEwjlg-mL_b3MAhWFrxoKHf5nCKQQ6AEIITAB#v=onepage&amp;q=vincent%20ginot%20robert&amp;f=false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7" office:value-type="string" calcext:value-type="string">
            <text:p><text:a xlink:href="https://www.editions-harmattan.fr/index.asp?navig=catalogue&amp;obj=livre&amp;no=63047" xlink:type="simple">https://www.editions-harmattan.fr/index.asp?navig=catalogue&amp;obj=livre&amp;no=63047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books.openedition.org/cdf/3339" xlink:type="simple">https://books.openedition.org/cdf/3339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secure.pmpress.org/index.php?l=product_detail&amp;p=1091" xlink:type="simple">https://secure.pmpress.org/index.php?l=product_detail&amp;p=1091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nature.com/articles/d41586-019-02475-x" xlink:type="simple">https://www.nature.com/articles/d41586-019-02475-x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nature.com/articles/d41586-019-02602-8" xlink:type="simple">https://www.nature.com/articles/d41586-019-02602-8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3">
          <table:table-cell table:style-name="ce9" office:value-type="string" calcext:value-type="string">
            <text:p><text:span text:style-name="T1"><text:a xlink:href="https://www.nature.com/articles/d41586-019-02716-z" xlink:type="simple">https://www.nature.com/articles/d41586-019-02716-z</text:a></text:span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nature.com/articles/d41586-019-02581-w" xlink:type="simple">https://www.nature.com/articles/d41586-019-02581-w</text:a></text:p>
          </table:table-cell>
          <table:table-cell office:value-type="string" calcext:value-type="string">
            <text:p>(film)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nature.com/articles/d41586-019-02855-3" xlink:type="simple">https://www.nature.com/articles/d41586-019-02855-3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://www.sudoc.fr/097337811" xlink:type="simple">http://www.sudoc.fr/097337811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books.google.fr/books?id=OuCKE1NSSEMC&amp;pg=PA29&amp;lpg=PA29&amp;dq=spatio-temporal+stationarity+and+ergodicity&amp;source=bl&amp;ots=y7hW8d4rz0&amp;sig=xzcRr1NSal14DwFwiamUAJtlazQ&amp;hl=fr&amp;sa=X&amp;redir_esc=y#v=onepage&amp;q=spatio-temporal%20stationarity%20and%20ergodicity&amp;f=false" xlink:type="simple">https://books.google.fr/books?id=OuCKE1NSSEMC&amp;pg=PA29&amp;lpg=PA29&amp;dq=spatio-temporal+stationarity+and+ergodicity&amp;source=bl&amp;ots=y7hW8d4rz0&amp;sig=xzcRr1NSal14DwFwiamUAJtlazQ&amp;hl=fr&amp;sa=X&amp;redir_esc=y#v=onepage&amp;q=spatio-temporal%20stationarity%20and%20ergodicity&amp;f=false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amazon.co.uk/Nature-Technology-What-How-Evolves/dp/0141031638" xlink:type="simple">https://www.amazon.co.uk/Nature-Technology-What-How-Evolves/dp/0141031638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ooks Bitbol <text:a xlink:href="https://en.wikipedia.org/wiki/Michel_Bitbol" xlink:type="simple">https://en.wikipedia.org/wiki/Michel_Bitbol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amazon.fr/s?k=9780262621120&amp;i=stripbooks&amp;linkCode=qs&amp;returnFromLogin=1&amp;ref=nav_ya_signin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ook Fry <text:a xlink:href="https://www.amazon.co.uk/gp/product/B0785PY2Q4/ref=ppx_yo_dt_b_d_asin_title_o02?ie=UTF8&amp;psc=1" xlink:type="simple">https://www.amazon.co.uk/gp/product/B0785PY2Q4/ref=ppx_yo_dt_b_d_asin_title_o02?ie=UTF8&amp;psc=1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physicstoday.scitation.org/doi/10.1063/PT.3.4366" xlink:type="simple">https://physicstoday.scitation.org/doi/10.1063/PT.3.4366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link.springer.com/book/10.1007/978-3-030-29631-5" xlink:type="simple">https://link.springer.com/book/10.1007/978-3-030-29631-5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scientificamerican.com/article/does-consciousness-pervade-the-universe/?amp" xlink:type="simple">https://www.scientificamerican.com/article/does-consciousness-pervade-the-universe/?amp</text:a></text:p>
          </table:table-cell>
          <table:table-cell table:number-columns-repeated="2"/>
          <table:table-cell office:value-type="string" calcext:value-type="string">
            <text:p>consciousness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nature.com/articles/d41586-020-00356-2" xlink:type="simple">https://www.nature.com/articles/d41586-020-00356-2</text:a></text:p>
          </table:table-cell>
          <table:table-cell office:value-type="string" calcext:value-type="string">
            <text:p>astrophysics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google.com/books/edition/Alan_Turing_s_Electronic_Brain/wfMDW-IP8yMC?hl=en&amp;gbpv=0&amp;bsq=intelligent%20machinery&amp;kptab=overview" xlink:type="simple">https://www.google.com/books/edition/Alan_Turing_s_Electronic_Brain/wfMDW-IP8yMC?hl=en&amp;gbpv=0&amp;bsq=intelligent%20machinery&amp;kptab=overview</text:a></text:p>
          </table:table-cell>
          <table:table-cell office:value-type="string" calcext:value-type="string">
            <text:p>Turing history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books.google.co.uk/books?hl=fr&amp;lr=&amp;id=8o8CX6sPTKwC&amp;oi=fnd&amp;pg=PA39&amp;dq=Metacreation:+art+and+artificial+life&amp;ots=kfZiQR_wCL&amp;sig=V4KUA9i9glzE-QItyWo0eQ6gZx4&amp;redir_esc=y#v=onepage&amp;q=Metacreation%3A%20art%20and%20artificial%20life&amp;f=false" xlink:type="simple">https://books.google.co.uk/books?hl=fr&amp;lr=&amp;id=8o8CX6sPTKwC&amp;oi=fnd&amp;pg=PA39&amp;dq=Metacreation:+art+and+artificial+life&amp;ots=kfZiQR_wCL&amp;sig=V4KUA9i9glzE-QItyWo0eQ6gZx4&amp;redir_esc=y#v=onepage&amp;q=Metacreation%3A%20art%20and%20artificial%20life&amp;f=false</text:a></text:p>
          </table:table-cell>
          <table:table-cell office:value-type="string" calcext:value-type="string">
            <text:p>alife and art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amazon.com/Sign-Three-Holmes-Advances-Semiotics/dp/0253204879" xlink:type="simple">https://www.amazon.com/Sign-Three-Holmes-Advances-Semiotics/dp/0253204879</text:a></text:p>
          </table:table-cell>
          <table:table-cell office:value-type="string" calcext:value-type="string">
            <text:p>(Dedeo / maths)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books.google.fr/books?hl=fr&amp;lr=&amp;id=6vihklUAA9oC&amp;oi=fnd&amp;pg=PP11&amp;dq=his+dark+materials&amp;ots=giV1gCzyCR&amp;sig=9eJwkzkbSOpoRnm0pnKX6H5vxmw&amp;redir_esc=y#v=onepage&amp;q=his%20dark%20materials&amp;f=false" xlink:type="simple">https://books.google.fr/books?hl=fr&amp;lr=&amp;id=6vihklUAA9oC&amp;oi=fnd&amp;pg=PP11&amp;dq=his+dark+materials&amp;ots=giV1gCzyCR&amp;sig=9eJwkzkbSOpoRnm0pnKX6H5vxmw&amp;redir_esc=y#v=onepage&amp;q=his%20dark%20materials&amp;f=false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gisagents.org/p/agent-based-modelling-geographical.html" xlink:type="simple">https://www.gisagents.org/p/agent-based-modelling-geographical.html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../../../Misc/BiblioDocs/Biblio/DomainSpecific/Complexity/Sayama.pdf" xlink:type="simple">file:///Users/juste/ComplexSystems/Misc/BiblioDocs/Biblio/DomainSpecific/Complexity/Sayama.pdf</text:a></text:p>
          </table:table-cell>
          <table:table-cell table:number-columns-repeated="2"/>
          <table:table-cell office:value-type="string" calcext:value-type="string">
            <text:p>(paper version)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nature.com/articles/d41586-020-02070-5" xlink:type="simple">https://www.nature.com/articles/d41586-020-02070-5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scholar.google.com/scholar?hl=fr&amp;as_sdt=0%2C5&amp;q=le+danger+sociologique&amp;btnG" xlink:type="simple">https://scholar.google.com/scholar?hl=fr&amp;as_sdt=0%2C5&amp;q=le+danger+sociologique&amp;btnG</text:a>=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mitpress.mit.edu/books/topology" xlink:type="simple">https://mitpress.mit.edu/books/topology</text:a></text:p>
          </table:table-cell>
          <table:table-cell office:value-type="string" calcext:value-type="string">
            <text:p>(paper version, PDF free)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amazon.fr/s?k=9780419244509&amp;i=stripbooks&amp;linkCode=qs" xlink:type="simple">https://www.amazon.fr/s?k=9780419244509&amp;i=stripbooks&amp;linkCode=qs</text:a></text:p>
          </table:table-cell>
          <table:table-cell office:value-type="string" calcext:value-type="string">
            <text:p>Sustainable urban form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gallimardmontreal.com/catalogue/livre/forme-urbaine-et-pratique-sociale-ritchot-gilles-feltz-claude-9782870850534" xlink:type="simple">https://www.gallimardmontreal.com/catalogue/livre/forme-urbaine-et-pratique-sociale-ritchot-gilles-feltz-claude-9782870850534</text:a></text:p>
          </table:table-cell>
          <table:table-cell office:value-type="string" calcext:value-type="string">
            <text:p>Richtot forme urbaine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amazon.com/gp/product/B08LZV66YK/" xlink:type="simple">https://www.amazon.com/gp/product/B08LZV66YK/</text:a></text:p>
          </table:table-cell>
          <table:table-cell office:value-type="string" calcext:value-type="string">
            <text:p>Chapter Mike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us.sagepub.com/en-us/nam/geographical-data-science-and-spatial-data-analysis/book260671" xlink:type="simple">https://us.sagepub.com/en-us/nam/geographical-data-science-and-spatial-data-analysis/book260671</text:a></text:p>
          </table:table-cell>
          <table:table-cell office:value-type="string" calcext:value-type="string">
            <text:p>Brundson Spatial Data Science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pufr-editions.fr/produit/le-temps-long-du-peuplement/" xlink:type="simple">https://pufr-editions.fr/produit/le-temps-long-du-peuplement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4">
          <table:table-cell office:value-type="string" calcext:value-type="string">
            <text:p>https://sciencepress.mnhn.fr/fr/collections/patrimoines-naturels/atlas-des-espaces-proteges-en-france</text:p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://www.editions-recherches.com/sommaire.php?id=155" xlink:type="simple">http://www.editions-recherches.com/sommaire.php?id=155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uk.sagepub.com/en-gb/eur/an-introduction-to-r-for-spatial-analysis-and-mapping/book258267" xlink:type="simple">https://uk.sagepub.com/en-gb/eur/an-introduction-to-r-for-spatial-analysis-and-mapping/book258267</text:a></text:p>
          </table:table-cell>
          <table:table-cell office:value-type="string" calcext:value-type="string">
            <text:p><text:a xlink:href="http://uk.sagepub.com/en-gb/eur/geographical-data-science-and-spatial-data-analysis/book260671" xlink:type="simple">http://uk.sagepub.com/en-gb/eur/geographical-data-science-and-spatial-data-analysis/book260671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books spatial analysis -tw)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materiologiques.com/fr/modelisations-simulations-systemes-complexes-2425-5661/313-modelisation-ontologique-psychologies-une-influence-reciproque-9782373612608.html" xlink:type="simple">https://materiologiques.com/fr/modelisations-simulations-systemes-complexes-2425-5661/313-modelisation-ontologique-psychologies-une-influence-reciproque-9782373612608.html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yalebooks.yale.edu/book/9780300251104/what-complex-system" xlink:type="simple">https://yalebooks.yale.edu/book/9780300251104/what-complex-system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uy paper matsim book? <text:a xlink:href="https://www.ubiquitypress.com/site/books/e/10.5334/baw/" xlink:type="simple">https://www.ubiquitypress.com/site/books/e/10.5334/baw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cambridge.org/fr/academic/subjects/earth-and-environmental-science/environmental-science/future-national-infrastructure-system-systems-approach?format=HB" xlink:type="simple">https://www.cambridge.org/fr/academic/subjects/earth-and-environmental-science/environmental-science/future-national-infrastructure-system-systems-approach?format=HB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pug.fr/produit/1897/9782706147357/quand-la-donnee-arrive-en-ville" xlink:type="simple">https://www.pug.fr/produit/1897/9782706147357/quand-la-donnee-arrive-en-ville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ouquin histoire promo 1901</text:p>
          </table:table-cell>
          <table:table-cell office:value-type="string" calcext:value-type="string">
            <text:p><text:a xlink:href="https://ax.polytechnique.org/event/petit-dejeuner-polytechnicien-autour-du-livre-a-polytechnique-x-1901/2021/02/24/1015" xlink:type="simple">https://ax.polytechnique.org/event/petit-dejeuner-polytechnicien-autour-du-livre-a-polytechnique-x-1901/2021/02/24/1015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rigogine Stengers</text:p>
          </table:table-cell>
          <table:table-cell office:value-type="string" calcext:value-type="string">
            <text:p><text:a xlink:href="https://fr.wikipedia.org/wiki/La_Nouvelle_Alliance_(essai" xlink:type="simple">https://fr.wikipedia.org/wiki/La_Nouvelle_Alliance_(essai</text:a>)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hibbaro, S., Rondoni, L., &amp; Vulpiani, A. (2014). Reductionism, emergence and levels of reality. Springer, Berlin</text:p>
          </table:table-cell>
          <table:table-cell office:value-type="string" calcext:value-type="string">
            <text:p>BiblioDocs/Biblio/DomainSpecific/Complexity/Sergio%20Chibbaro,%20Lamberto%20Rondoni,%20Angelo%20Vulpiani%20(auth.)%20-%20Reductionism,%20Emergence%20and%20Levels%20of%20Reality_%20The%20Importance%20of%20Being%20Borderline-Springer%20International%20Publishing%20(2014).pdf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asa seminar smart cities</text:p>
          </table:table-cell>
          <table:table-cell office:value-type="string" calcext:value-type="string">
            <text:p><text:a xlink:href="http://cup.columbia.edu/book/uneven-innovation/9780231184977" xlink:type="simple">http://cup.columbia.edu/book/uneven-innovation/9780231184977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puf.com/content/Esquisse_dun_libéralisme_soutenable" xlink:type="simple">https://www.puf.com/content/Esquisse_dun_lib%C3%A9ralisme_soutenable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ook Brunet</text:p>
          </table:table-cell>
          <table:table-cell office:value-type="string" calcext:value-type="string">
            <text:p><text:a xlink:href="https://www.editions-hermann.fr/livre/9791037006288" xlink:type="simple">https://www.editions-hermann.fr/livre/9791037006288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elyascop.fr/catalogue/collections/lieux-dits/berlin-est-une-gare" xlink:type="simple">https://www.elyascop.fr/catalogue/collections/lieux-dits/berlin-est-une-gare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://www.vrin.fr/book.php?title_url=Poesie_des_mondes_scientifiques__9782353111152&amp;search_back=MA+COMMANDE&amp;editor_back=31&amp;page=5" xlink:type="simple">http://www.vrin.fr/book.php?title_url=Poesie_des_mondes_scientifiques__9782353111152&amp;search_back=MA+COMMANDE&amp;editor_back=31&amp;page=5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://www.lambert-lucas.com/livre/les-sciences-du-langage-face-aux-defis/" xlink:type="simple">http://www.lambert-lucas.com/livre/les-sciences-du-langage-face-aux-defis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cambridge.org/core/books/polycentricity-in-the-european-union/FB4A6B91E85C38254CF2C8A6F3839BD7" xlink:type="simple">https://www.cambridge.org/core/books/polycentricity-in-the-european-union/FB4A6B91E85C38254CF2C8A6F3839BD7</text:a>#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bristoluniversitypress.co.uk/why-face-to-face-still-matters-2" xlink:type="simple">https://bristoluniversitypress.co.uk/why-face-to-face-still-matters-2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iblio/DomainSpecific/UrbanModeling/2021_Book_UrbanInformatics.pdf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mitpress.mit.edu/books/introduction-urban-science" xlink:type="simple">https://mitpress.mit.edu/books/introduction-urban-science</text:a></text:p>
          </table:table-cell>
          <table:table-cell office:value-type="string" calcext:value-type="string">
            <text:p>(August 2021)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cambridge.org/gb/academic/subjects/earth-and-environmental-science/environmental-science/future-national-infrastructure-system-systems-approach?format=HB" xlink:type="simple">https://www.cambridge.org/gb/academic/subjects/earth-and-environmental-science/environmental-science/future-national-infrastructure-system-systems-approach?format=HB</text:a></text:p>
          </table:table-cell>
          <table:table-cell office:value-type="string" calcext:value-type="string">
            <text:p>(in bib/Engineering)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://www.iste.co.uk/book.php?id=1748" xlink:type="simple">http://www.iste.co.uk/book.php?id=1748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nature.com/articles/d41586-021-01398-w" xlink:type="simple">https://www.nature.com/articles/d41586-021-01398-w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judgingmachines.com/" xlink:type="simple">https://www.judgingmachines.com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mitpress.mit.edu/books/megalopolis" xlink:type="simple">https://mitpress.mit.edu/books/megalopolis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books.google.fr/books?hl=fr&amp;lr=&amp;id=We8FQtplBv0C" xlink:type="simple">https://books.google.fr/books?hl=fr&amp;lr=&amp;id=We8FQtplBv0C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amazon.fr/Agent-Based-Modeling-Archaeology-Simulating-Complexity/dp/1947864254/" xlink:type="simple">https://www.amazon.fr/Agent-Based-Modeling-Archaeology-Simulating-Complexity/dp/1947864254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3">
          <table:table-cell office:value-type="string" calcext:value-type="string">
            <text:p><text:a xlink:href="https://www.amazon.fr/Ian-Stewart-Livres/s?k=Ian+Stewart&amp;rh=n%3A301061" xlink:type="simple">https://www.amazon.fr/Ian-Stewart-Livres/s?k=Ian+Stewart&amp;rh=n%3A301061</text:a></text:p>
          </table:table-cell>
          <table:table-cell office:value-type="string" calcext:value-type="string">
            <text:p>Maths of uncertainty (same author as <text:span text:style-name="T2">10.1038/d41586-021-01906-y ?)</text:span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amazon.fr/Planning-Impossible-Development-Spatial-Strategies/dp/3035621519/" xlink:type="simple">https://www.amazon.fr/Planning-Impossible-Development-Spatial-Strategies/dp/3035621519/</text:a></text:p>
          </table:table-cell>
          <table:table-cell office:value-type="string" calcext:value-type="string">
            <text:p>(geotamtam com) // book great planning failures Florent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materiologiques.com/fr/sciences-philosophie/333-sociologie-fondamentale-etude-depistemologie-9782373613001.html" xlink:type="simple">https://materiologiques.com/fr/sciences-philosophie/333-sociologie-fondamentale-etude-depistemologie-9782373613001.html</text:a></text:p>
          </table:table-cell>
          <table:table-cell office:value-type="string" calcext:value-type="string">
            <text:p>(com Varenne)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4">
          <table:table-cell office:value-type="string" calcext:value-type="string">
            <text:p>Reimagining Sustainable Cities</text:p>
            <text:p>Stephen M. Wheeler &amp; Christina D. Rosan Univ. California Press (2021)</text:p>
          </table:table-cell>
          <table:table-cell office:value-type="string" calcext:value-type="string">
            <text:p>(from <text:a xlink:href="https://www.nature.com/articles/d41586-022-00032-7" xlink:type="simple">https://www.nature.com/articles/d41586-022-00032-7</text:a>)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amazon.com/Fluid-Concepts-Creative-Analogies-Fundamental/dp/0465024750/ref=sr_1_1?crid=3BKFJ4YXLS3RC" xlink:type="simple">https://www.amazon.com/Fluid-Concepts-Creative-Analogies-Fundamental/dp/0465024750/ref=sr_1_1?crid=3BKFJ4YXLS3RC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santafe.edu/news-center/news/complex-alternative-complexity-scientists-covid-19-pandemic" xlink:type="simple">https://www.santafe.edu/news-center/news/complex-alternative-complexity-scientists-covid-19-pandemic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mitpress.mit.edu/books/introduction-urban-science" xlink:type="simple">https://mitpress.mit.edu/books/introduction-urban-science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amazon.fr/s?k=9783540340355&amp;i=stripbooks&amp;linkCode=qs" xlink:type="simple">https://www.amazon.fr/s?k=9783540340355&amp;i=stripbooks&amp;linkCode=qs</text:a></text:p>
          </table:table-cell>
          <table:table-cell office:value-type="string" calcext:value-type="string">
            <text:p>(Bourbaki: collection?)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taylorfrancis.com/books/mono/10.4324/9781315159904/models-simulations-franck-varenne" xlink:type="simple">https://www.taylorfrancis.com/books/mono/10.4324/9781315159904/models-simulations-franck-varenne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books.google.fr/books?hl=fr&amp;lr=&amp;id=2ExgEAAAQBAJ&amp;oi=fnd&amp;pg=PR7&amp;ots=xP0ByhesXO&amp;sig=5kJEau0_xRhQ-go0DytGCDqqqkk&amp;redir_esc=y#v=onepage&amp;q&amp;f=false" xlink:type="simple">https://books.google.fr/books?hl=fr&amp;lr=&amp;id=2ExgEAAAQBAJ&amp;oi=fnd&amp;pg=PR7&amp;ots=xP0ByhesXO&amp;sig=5kJEau0_xRhQ-go0DytGCDqqqkk&amp;redir_esc=y#v=onepage&amp;q&amp;f=false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5">
          <table:table-cell office:value-type="string" calcext:value-type="string">
            <text:p><text:a xlink:href="https://www.amazon.fr/City-Not-Tree-50th-Anniversary/dp/9463864814" xlink:type="simple">https://www.amazon.fr/City-Not-Tree-50th-Anniversary/dp/9463864814</text:a>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ndaleMono" svg:font-family="AndaleMono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5">00/00/0000</text:date>, <text:time style:data-style-name="N2" text:time-value="17:52:04.68614183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09-21T10:04:08.980438000</meta:creation-date>
    <dc:date>2022-03-25T17:52:09.780899146</dc:date>
    <meta:editing-duration>P48DT15H11M25S</meta:editing-duration>
    <meta:editing-cycles>106</meta:editing-cycles>
    <meta:generator>LibreOffice/6.4.7.2$Linux_X86_64 LibreOffice_project/40$Build-2</meta:generator>
    <meta:document-statistic meta:table-count="4" meta:cell-count="536" meta:object-count="0"/>
    <meta:user-defined meta:name=""/>
  </office:meta>
</office:document-meta>
</file>